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frica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iers</text:p>
          </table:table-cell>
          <table:table-cell office:value-type="float" office:value="36.75" calcext:value-type="float">
            <text:p>36,75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float" office:value="-8.84" calcext:value-type="float">
            <text:p>-8,84</text:p>
          </table:table-cell>
          <table:table-cell office:value-type="float" office:value="13.23" calcext:value-type="float">
            <text:p>13,23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Porto-Novo</text:p>
          </table:table-cell>
          <table:table-cell office:value-type="float" office:value="6.5" calcext:value-type="float">
            <text:p>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Gaborone</text:p>
          </table:table-cell>
          <table:table-cell office:value-type="float" office:value="-24.65" calcext:value-type="float">
            <text:p>-24,65</text:p>
          </table:table-cell>
          <table:table-cell office:value-type="float" office:value="25.91" calcext:value-type="float">
            <text:p>25,91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Ouagadougou</text:p>
          </table:table-cell>
          <table:table-cell office:value-type="float" office:value="12.37" calcext:value-type="float">
            <text:p>12,37</text:p>
          </table:table-cell>
          <table:table-cell office:value-type="float" office:value="-1.53" calcext:value-type="float">
            <text:p>-1,5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ujumbura</text:p>
          </table:table-cell>
          <table:table-cell office:value-type="float" office:value="-3.38" calcext:value-type="float">
            <text:p>-3,38</text:p>
          </table:table-cell>
          <table:table-cell office:value-type="float" office:value="29.36" calcext:value-type="float">
            <text:p>29,3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Yaoundé</text:p>
          </table:table-cell>
          <table:table-cell office:value-type="float" office:value="3.87" calcext:value-type="float">
            <text:p>3,87</text:p>
          </table:table-cell>
          <table:table-cell office:value-type="float" office:value="11.52" calcext:value-type="float">
            <text:p>11,52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Praia</text:p>
          </table:table-cell>
          <table:table-cell office:value-type="float" office:value="14.93" calcext:value-type="float">
            <text:p>14,93</text:p>
          </table:table-cell>
          <table:table-cell office:value-type="float" office:value="-23.51" calcext:value-type="float">
            <text:p>-23,5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Bangui</text:p>
          </table:table-cell>
          <table:table-cell office:value-type="float" office:value="4.36" calcext:value-type="float">
            <text:p>4,36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N'Djamena</text:p>
          </table:table-cell>
          <table:table-cell office:value-type="float" office:value="12.11" calcext:value-type="float">
            <text:p>12,11</text:p>
          </table:table-cell>
          <table:table-cell office:value-type="float" office:value="15.04" calcext:value-type="float">
            <text:p>15,04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Moroni</text:p>
          </table:table-cell>
          <table:table-cell office:value-type="float" office:value="-11.7" calcext:value-type="float">
            <text:p>-11,7</text:p>
          </table:table-cell>
          <table:table-cell office:value-type="float" office:value="43.26" calcext:value-type="float">
            <text:p>43,26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Kinshasa</text:p>
          </table:table-cell>
          <table:table-cell office:value-type="float" office:value="-4.32" calcext:value-type="float">
            <text:p>-4,32</text:p>
          </table:table-cell>
          <table:table-cell office:value-type="float" office:value="15.31" calcext:value-type="float">
            <text:p>15,31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1.59" calcext:value-type="float">
            <text:p>11,59</text:p>
          </table:table-cell>
          <table:table-cell office:value-type="float" office:value="43.15" calcext:value-type="float">
            <text:p>43,1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Cairo</text:p>
          </table:table-cell>
          <table:table-cell office:value-type="float" office:value="30.06" calcext:value-type="float">
            <text:p>30,0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Malabo</text:p>
          </table:table-cell>
          <table:table-cell office:value-type="float" office:value="3.75" calcext:value-type="float">
            <text:p>3,75</text:p>
          </table:table-cell>
          <table:table-cell office:value-type="float" office:value="8.78" calcext:value-type="float">
            <text:p>8,78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smara</text:p>
          </table:table-cell>
          <table:table-cell office:value-type="float" office:value="15.33" calcext:value-type="float">
            <text:p>15,33</text:p>
          </table:table-cell>
          <table:table-cell office:value-type="float" office:value="38.93" calcext:value-type="float">
            <text:p>38,9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float" office:value="9.02" calcext:value-type="float">
            <text:p>9,02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Libreville</text:p>
          </table:table-cell>
          <table:table-cell office:value-type="float" office:value="0.39" calcext:value-type="float">
            <text:p>0,39</text:p>
          </table:table-cell>
          <table:table-cell office:value-type="float" office:value="9.45" calcext:value-type="float">
            <text:p>9,45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float" office:value="13.45" calcext:value-type="float">
            <text:p>13,45</text:p>
          </table:table-cell>
          <table:table-cell office:value-type="float" office:value="-16.58" calcext:value-type="float">
            <text:p>-16,5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float" office:value="5.56" calcext:value-type="float">
            <text:p>5,56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float" office:value="9.54" calcext:value-type="float">
            <text:p>9,54</text:p>
          </table:table-cell>
          <table:table-cell office:value-type="float" office:value="-13.68" calcext:value-type="float">
            <text:p>-13,68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 office:value-type="float" office:value="11.86" calcext:value-type="float">
            <text:p>11,86</text:p>
          </table:table-cell>
          <table:table-cell office:value-type="float" office:value="-15.6" calcext:value-type="float">
            <text:p>-15,6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Yamoussoukro</text:p>
          </table:table-cell>
          <table:table-cell office:value-type="float" office:value="6.82" calcext:value-type="float">
            <text:p>6,82</text:p>
          </table:table-cell>
          <table:table-cell office:value-type="float" office:value="-5.28" calcext:value-type="float">
            <text:p>-5,2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Nairobi</text:p>
          </table:table-cell>
          <table:table-cell office:value-type="float" office:value="-1.28" calcext:value-type="float">
            <text:p>-1,28</text:p>
          </table:table-cell>
          <table:table-cell office:value-type="float" office:value="36.82" calcext:value-type="float">
            <text:p>36,8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Maseru</text:p>
          </table:table-cell>
          <table:table-cell office:value-type="float" office:value="-29.32" calcext:value-type="float">
            <text:p>-29,32</text:p>
          </table:table-cell>
          <table:table-cell office:value-type="float" office:value="27.48" calcext:value-type="float">
            <text:p>27,48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float" office:value="6.3" calcext:value-type="float">
            <text:p>6,3</text:p>
          </table:table-cell>
          <table:table-cell office:value-type="float" office:value="-10.8" calcext:value-type="float">
            <text:p>-10,8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Tripoli</text:p>
          </table:table-cell>
          <table:table-cell office:value-type="float" office:value="32.88" calcext:value-type="float">
            <text:p>32,88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 office:value-type="float" office:value="-18.91" calcext:value-type="float">
            <text:p>-18,91</text:p>
          </table:table-cell>
          <table:table-cell office:value-type="float" office:value="47.54" calcext:value-type="float">
            <text:p>47,5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Lilongwe</text:p>
          </table:table-cell>
          <table:table-cell office:value-type="float" office:value="-13.97" calcext:value-type="float">
            <text:p>-13,97</text:p>
          </table:table-cell>
          <table:table-cell office:value-type="float" office:value="33.79" calcext:value-type="float">
            <text:p>33,7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Bamako</text:p>
          </table:table-cell>
          <table:table-cell office:value-type="float" office:value="12.65" calcext:value-type="float">
            <text:p>12,6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Nouakchott</text:p>
          </table:table-cell>
          <table:table-cell office:value-type="float" office:value="18.09" calcext:value-type="float">
            <text:p>18,09</text:p>
          </table:table-cell>
          <table:table-cell office:value-type="float" office:value="-15.98" calcext:value-type="float">
            <text:p>-15,9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Port Louis</text:p>
          </table:table-cell>
          <table:table-cell office:value-type="float" office:value="-20.16" calcext:value-type="float">
            <text:p>-20,1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Mamoutzou</text:p>
          </table:table-cell>
          <table:table-cell office:value-type="float" office:value="-12.78" calcext:value-type="float">
            <text:p>-12,78</text:p>
          </table:table-cell>
          <table:table-cell office:value-type="float" office:value="45.23" calcext:value-type="float">
            <text:p>45,2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Rabat</text:p>
          </table:table-cell>
          <table:table-cell office:value-type="float" office:value="34.01" calcext:value-type="float">
            <text:p>34,01</text:p>
          </table:table-cell>
          <table:table-cell office:value-type="float" office:value="-6.83" calcext:value-type="float">
            <text:p>-6,8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aputo</text:p>
          </table:table-cell>
          <table:table-cell office:value-type="float" office:value="-25.97" calcext:value-type="float">
            <text:p>-25,97</text:p>
          </table:table-cell>
          <table:table-cell office:value-type="float" office:value="32.58" calcext:value-type="float">
            <text:p>32,5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Windhoek</text:p>
          </table:table-cell>
          <table:table-cell office:value-type="float" office:value="-22.56" calcext:value-type="float">
            <text:p>-22,56</text:p>
          </table:table-cell>
          <table:table-cell office:value-type="float" office:value="17.08" calcext:value-type="float">
            <text:p>17,0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iamey</text:p>
          </table:table-cell>
          <table:table-cell office:value-type="float" office:value="13.51" calcext:value-type="float">
            <text:p>13,51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float" office:value="9.07" calcext:value-type="float">
            <text:p>9,07</text:p>
          </table:table-cell>
          <table:table-cell office:value-type="float" office:value="7.48" calcext:value-type="float">
            <text:p>7,48</text:p>
          </table:table-cell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string" calcext:value-type="string">
            <text:p>Brazzaville</text:p>
          </table:table-cell>
          <table:table-cell office:value-type="float" office:value="-4.27" calcext:value-type="float">
            <text:p>-4,27</text:p>
          </table:table-cell>
          <table:table-cell office:value-type="float" office:value="15.28" calcext:value-type="float">
            <text:p>15,28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Saint-Denis</text:p>
          </table:table-cell>
          <table:table-cell office:value-type="float" office:value="-20.88" calcext:value-type="float">
            <text:p>-20,88</text:p>
          </table:table-cell>
          <table:table-cell office:value-type="float" office:value="55.45" calcext:value-type="float">
            <text:p>55,4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Kigali</text:p>
          </table:table-cell>
          <table:table-cell office:value-type="float" office:value="-1.95" calcext:value-type="float">
            <text:p>-1,95</text:p>
          </table:table-cell>
          <table:table-cell office:value-type="float" office:value="30.06" calcext:value-type="float">
            <text:p>30,06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string" calcext:value-type="string">
            <text:p>Jamestown</text:p>
          </table:table-cell>
          <table:table-cell office:value-type="float" office:value="-15.94" calcext:value-type="float">
            <text:p>-15,94</text:p>
          </table:table-cell>
          <table:table-cell office:value-type="float" office:value="-5.72" calcext:value-type="float">
            <text:p>-5,72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ão Tomé</text:p>
          </table:table-cell>
          <table:table-cell office:value-type="float" office:value="0.34" calcext:value-type="float">
            <text:p>0,34</text:p>
          </table:table-cell>
          <table:table-cell office:value-type="float" office:value="6.73" calcext:value-type="float">
            <text:p>6,7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float" office:value="14.69" calcext:value-type="float">
            <text:p>14,69</text:p>
          </table:table-cell>
          <table:table-cell office:value-type="float" office:value="-17.44" calcext:value-type="float">
            <text:p>-17,44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Victoria</text:p>
          </table:table-cell>
          <table:table-cell office:value-type="float" office:value="-4.62" calcext:value-type="float">
            <text:p>-4,62</text:p>
          </table:table-cell>
          <table:table-cell office:value-type="float" office:value="55.45" calcext:value-type="float">
            <text:p>55,4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float" office:value="8.48" calcext:value-type="float">
            <text:p>8,48</text:p>
          </table:table-cell>
          <table:table-cell office:value-type="float" office:value="-13.23" calcext:value-type="float">
            <text:p>-13,23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Mogadishu</text:p>
          </table:table-cell>
          <table:table-cell office:value-type="float" office:value="2.04" calcext:value-type="float">
            <text:p>2,04</text:p>
          </table:table-cell>
          <table:table-cell office:value-type="float" office:value="45.34" calcext:value-type="float">
            <text:p>45,3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Pretoria</text:p>
          </table:table-cell>
          <table:table-cell office:value-type="float" office:value="-25.74" calcext:value-type="float">
            <text:p>-25,74</text:p>
          </table:table-cell>
          <table:table-cell office:value-type="float" office:value="28.19" calcext:value-type="float">
            <text:p>28,1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Khartoum</text:p>
          </table:table-cell>
          <table:table-cell office:value-type="float" office:value="15.55" calcext:value-type="float">
            <text:p>15,55</text:p>
          </table:table-cell>
          <table:table-cell office:value-type="float" office:value="32.53" calcext:value-type="float">
            <text:p>32,53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Mbabane</text:p>
          </table:table-cell>
          <table:table-cell office:value-type="float" office:value="-26.32" calcext:value-type="float">
            <text:p>-26,32</text:p>
          </table:table-cell>
          <table:table-cell office:value-type="float" office:value="31.13" calcext:value-type="float">
            <text:p>31,1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Dodoma</text:p>
          </table:table-cell>
          <table:table-cell office:value-type="float" office:value="-6.17" calcext:value-type="float">
            <text:p>-6,17</text:p>
          </table:table-cell>
          <table:table-cell office:value-type="float" office:value="35.74" calcext:value-type="float">
            <text:p>35,7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float" office:value="6.14" calcext:value-type="float">
            <text:p>6,14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</text:p>
          </table:table-cell>
          <table:table-cell office:value-type="float" office:value="36.82" calcext:value-type="float">
            <text:p>36,82</text:p>
          </table:table-cell>
          <table:table-cell office:value-type="float" office:value="10.17" calcext:value-type="float">
            <text:p>10,1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float" office:value="0.32" calcext:value-type="float">
            <text:p>0,32</text:p>
          </table:table-cell>
          <table:table-cell office:value-type="float" office:value="32.58" calcext:value-type="float">
            <text:p>32,58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l Aaiún</text:p>
          </table:table-cell>
          <table:table-cell office:value-type="float" office:value="27.16" calcext:value-type="float">
            <text:p>27,16</text:p>
          </table:table-cell>
          <table:table-cell office:value-type="float" office:value="-13.2" calcext:value-type="float">
            <text:p>-13,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float" office:value="-15.41" calcext:value-type="float">
            <text:p>-15,41</text:p>
          </table:table-cell>
          <table:table-cell office:value-type="float" office:value="28.29" calcext:value-type="float">
            <text:p>28,2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Harare</text:p>
          </table:table-cell>
          <table:table-cell office:value-type="float" office:value="-17.83" calcext:value-type="float">
            <text:p>-17,83</text:p>
          </table:table-cell>
          <table:table-cell office:value-type="float" office:value="31.05" calcext:value-type="float">
            <text:p>31,05</text:p>
          </table:table-cell>
        </table:table-row>
      </table:table>
      <table:table table:name="Asia" table:style-name="ta1"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abul</text:p>
          </table:table-cell>
          <table:table-cell office:value-type="float" office:value="34.53" calcext:value-type="float">
            <text:p>34,53</text:p>
          </table:table-cell>
          <table:table-cell office:value-type="float" office:value="69.17" calcext:value-type="float">
            <text:p>69,17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Yerevan</text:p>
          </table:table-cell>
          <table:table-cell office:value-type="float" office:value="40.18" calcext:value-type="float">
            <text:p>40,18</text:p>
          </table:table-cell>
          <table:table-cell office:value-type="float" office:value="44.51" calcext:value-type="float">
            <text:p>44,5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Baku</text:p>
          </table:table-cell>
          <table:table-cell office:value-type="float" office:value="40.38" calcext:value-type="float">
            <text:p>40,38</text:p>
          </table:table-cell>
          <table:table-cell office:value-type="float" office:value="49.89" calcext:value-type="float">
            <text:p>49,89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anama</text:p>
          </table:table-cell>
          <table:table-cell office:value-type="float" office:value="26.22" calcext:value-type="float">
            <text:p>26,22</text:p>
          </table:table-cell>
          <table:table-cell office:value-type="float" office:value="50.58" calcext:value-type="float">
            <text:p>50,5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Dhaka</text:p>
          </table:table-cell>
          <table:table-cell office:value-type="float" office:value="23.71" calcext:value-type="float">
            <text:p>23,71</text:p>
          </table:table-cell>
          <table:table-cell office:value-type="float" office:value="90.41" calcext:value-type="float">
            <text:p>90,41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Thimphu</text:p>
          </table:table-cell>
          <table:table-cell office:value-type="float" office:value="27.47" calcext:value-type="float">
            <text:p>27,47</text:p>
          </table:table-cell>
          <table:table-cell office:value-type="float" office:value="89.64" calcext:value-type="float">
            <text:p>89,64</text:p>
          </table:table-cell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Diego Garcia</text:p>
          </table:table-cell>
          <table:table-cell office:value-type="float" office:value="72.46" calcext:value-type="float">
            <text:p>72,46</text:p>
          </table:table-cell>
          <table:table-cell office:value-type="float" office:value="7.24" calcext:value-type="float">
            <text:p>7,24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andar Seri Begawan</text:p>
          </table:table-cell>
          <table:table-cell office:value-type="float" office:value="4.94" calcext:value-type="float">
            <text:p>4,94</text:p>
          </table:table-cell>
          <table:table-cell office:value-type="float" office:value="114.95" calcext:value-type="float">
            <text:p>114,9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Phnom Penh</text:p>
          </table:table-cell>
          <table:table-cell office:value-type="float" office:value="11.56" calcext:value-type="float">
            <text:p>11,56</text:p>
          </table:table-cell>
          <table:table-cell office:value-type="float" office:value="104.92" calcext:value-type="float">
            <text:p>104,9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eijing</text:p>
          </table:table-cell>
          <table:table-cell office:value-type="float" office:value="39.91" calcext:value-type="float">
            <text:p>39,91</text:p>
          </table:table-cell>
          <table:table-cell office:value-type="float" office:value="116.4" calcext:value-type="float">
            <text:p>116,4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The Settlement</text:p>
          </table:table-cell>
          <table:table-cell office:value-type="float" office:value="-10.42" calcext:value-type="float">
            <text:p>-10,42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1">
          <table:table-cell office:value-type="string" calcext:value-type="string">
            <text:p>Cocos Islands</text:p>
          </table:table-cell>
          <table:table-cell office:value-type="string" calcext:value-type="string">
            <text:p>West Island</text:p>
          </table:table-cell>
          <table:table-cell office:value-type="float" office:value="-12.16" calcext:value-type="float">
            <text:p>-12,16</text:p>
          </table:table-cell>
          <table:table-cell office:value-type="float" office:value="96.82" calcext:value-type="float">
            <text:p>96,8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Tbilisi</text:p>
          </table:table-cell>
          <table:table-cell office:value-type="float" office:value="41.69" calcext:value-type="float">
            <text:p>41,69</text:p>
          </table:table-cell>
          <table:table-cell office:value-type="float" office:value="44.83" calcext:value-type="float">
            <text:p>44,83</text:p>
          </table:table-cell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float" office:value="22.29" calcext:value-type="float">
            <text:p>22,29</text:p>
          </table:table-cell>
          <table:table-cell office:value-type="float" office:value="114.16" calcext:value-type="float">
            <text:p>114,1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office:value-type="float" office:value="28.64" calcext:value-type="float">
            <text:p>28,64</text:p>
          </table:table-cell>
          <table:table-cell office:value-type="float" office:value="77.22" calcext:value-type="float">
            <text:p>77,2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Jakarta</text:p>
          </table:table-cell>
          <table:table-cell office:value-type="float" office:value="-6.21" calcext:value-type="float">
            <text:p>-6,21</text:p>
          </table:table-cell>
          <table:table-cell office:value-type="float" office:value="106.85" calcext:value-type="float">
            <text:p>106,85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Tehran</text:p>
          </table:table-cell>
          <table:table-cell office:value-type="float" office:value="35.69" calcext:value-type="float">
            <text:p>35,69</text:p>
          </table:table-cell>
          <table:table-cell office:value-type="float" office:value="51.42" calcext:value-type="float">
            <text:p>51,4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Baghdad</text:p>
          </table:table-cell>
          <table:table-cell office:value-type="float" office:value="33.34" calcext:value-type="float">
            <text:p>33,34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Jerusalem</text:p>
          </table:table-cell>
          <table:table-cell office:value-type="float" office:value="35.23" calcext:value-type="float">
            <text:p>35,23</text:p>
          </table:table-cell>
          <table:table-cell office:value-type="float" office:value="31.77" calcext:value-type="float">
            <text:p>31,77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Edo</text:p>
          </table:table-cell>
          <table:table-cell office:value-type="float" office:value="35.69" calcext:value-type="float">
            <text:p>35,69</text:p>
          </table:table-cell>
          <table:table-cell office:value-type="float" office:value="139.69" calcext:value-type="float">
            <text:p>139,6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Amman</text:p>
          </table:table-cell>
          <table:table-cell office:value-type="float" office:value="31.96" calcext:value-type="float">
            <text:p>31,96</text:p>
          </table:table-cell>
          <table:table-cell office:value-type="float" office:value="35.95" calcext:value-type="float">
            <text:p>35,95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tana</text:p>
          </table:table-cell>
          <table:table-cell office:value-type="float" office:value="51.18" calcext:value-type="float">
            <text:p>51,18</text:p>
          </table:table-cell>
          <table:table-cell office:value-type="float" office:value="71.45" calcext:value-type="float">
            <text:p>71,4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uwait City</text:p>
          </table:table-cell>
          <table:table-cell office:value-type="float" office:value="29.37" calcext:value-type="float">
            <text:p>29,37</text:p>
          </table:table-cell>
          <table:table-cell office:value-type="float" office:value="47.98" calcext:value-type="float">
            <text:p>47,98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Bishkek</text:p>
          </table:table-cell>
          <table:table-cell office:value-type="float" office:value="42.87" calcext:value-type="float">
            <text:p>42,87</text:p>
          </table:table-cell>
          <table:table-cell office:value-type="float" office:value="74.59" calcext:value-type="float">
            <text:p>74,59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Vientiane</text:p>
          </table:table-cell>
          <table:table-cell office:value-type="float" office:value="17.97" calcext:value-type="float">
            <text:p>17,97</text:p>
          </table:table-cell>
          <table:table-cell office:value-type="float" office:value="102.6" calcext:value-type="float">
            <text:p>102,6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Beirut</text:p>
          </table:table-cell>
          <table:table-cell office:value-type="float" office:value="33.89" calcext:value-type="float">
            <text:p>33,89</text:p>
          </table:table-cell>
          <table:table-cell office:value-type="float" office:value="35.49" calcext:value-type="float">
            <text:p>35,49</text:p>
          </table:table-cell>
        </table:table-row>
        <table:table-row table:style-name="ro1">
          <table:table-cell table:number-columns-repeated="2" office:value-type="string" calcext:value-type="string">
            <text:p>Macao</text:p>
          </table:table-cell>
          <table:table-cell office:value-type="float" office:value="22.2" calcext:value-type="float">
            <text:p>22,2</text:p>
          </table:table-cell>
          <table:table-cell office:value-type="float" office:value="113.55" calcext:value-type="float">
            <text:p>113,5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float" office:value="3.14" calcext:value-type="float">
            <text:p>3,14</text:p>
          </table:table-cell>
          <table:table-cell office:value-type="float" office:value="101.69" calcext:value-type="float">
            <text:p>101,69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alé</text:p>
          </table:table-cell>
          <table:table-cell office:value-type="float" office:value="4.17" calcext:value-type="float">
            <text:p>4,17</text:p>
          </table:table-cell>
          <table:table-cell office:value-type="float" office:value="73.51" calcext:value-type="float">
            <text:p>73,5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Ulan Bator</text:p>
          </table:table-cell>
          <table:table-cell office:value-type="float" office:value="47.91" calcext:value-type="float">
            <text:p>47,91</text:p>
          </table:table-cell>
          <table:table-cell office:value-type="float" office:value="106.88" calcext:value-type="float">
            <text:p>106,8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Nay Pyi Taw</text:p>
          </table:table-cell>
          <table:table-cell office:value-type="float" office:value="19.75" calcext:value-type="float">
            <text:p>19,75</text:p>
          </table:table-cell>
          <table:table-cell office:value-type="float" office:value="96.13" calcext:value-type="float">
            <text:p>96,1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Kathmandu</text:p>
          </table:table-cell>
          <table:table-cell office:value-type="float" office:value="27.7" calcext:value-type="float">
            <text:p>27,7</text:p>
          </table:table-cell>
          <table:table-cell office:value-type="float" office:value="85.32" calcext:value-type="float">
            <text:p>85,32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yongyang</text:p>
          </table:table-cell>
          <table:table-cell office:value-type="float" office:value="39.03" calcext:value-type="float">
            <text:p>39,03</text:p>
          </table:table-cell>
          <table:table-cell office:value-type="float" office:value="125.75" calcext:value-type="float">
            <text:p>125,7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Muscat</text:p>
          </table:table-cell>
          <table:table-cell office:value-type="float" office:value="23.61" calcext:value-type="float">
            <text:p>23,61</text:p>
          </table:table-cell>
          <table:table-cell office:value-type="float" office:value="58.59" calcext:value-type="float">
            <text:p>58,5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Islamabad</text:p>
          </table:table-cell>
          <table:table-cell office:value-type="float" office:value="33.72" calcext:value-type="float">
            <text:p>33,72</text:p>
          </table:table-cell>
          <table:table-cell office:value-type="float" office:value="73.04" calcext:value-type="float">
            <text:p>73,04</text:p>
          </table:table-cell>
        </table:table-row>
        <table:table-row table:style-name="ro1">
          <table:table-cell office:value-type="string" calcext:value-type="string">
            <text:p>Palestinian Territory</text:p>
          </table:table-cell>
          <table:table-cell office:value-type="string" calcext:value-type="string">
            <text:p>East Jerusalem</text:p>
          </table:table-cell>
          <table:table-cell office:value-type="float" office:value="35.23" calcext:value-type="float">
            <text:p>35,23</text:p>
          </table:table-cell>
          <table:table-cell office:value-type="float" office:value="31.77" calcext:value-type="float">
            <text:p>31,7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float" office:value="14.6" calcext:value-type="float">
            <text:p>14,6</text:p>
          </table:table-cell>
          <table:table-cell office:value-type="float" office:value="120.98" calcext:value-type="float">
            <text:p>120,98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Doha</text:p>
          </table:table-cell>
          <table:table-cell office:value-type="float" office:value="25.28" calcext:value-type="float">
            <text:p>25,28</text:p>
          </table:table-cell>
          <table:table-cell office:value-type="float" office:value="51.52" calcext:value-type="float">
            <text:p>51,5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Riyadh</text:p>
          </table:table-cell>
          <table:table-cell office:value-type="float" office:value="24.69" calcext:value-type="float">
            <text:p>24,69</text:p>
          </table:table-cell>
          <table:table-cell office:value-type="float" office:value="46.72" calcext:value-type="float">
            <text:p>46,72</text:p>
          </table:table-cell>
        </table:table-row>
        <table:table-row table:style-name="ro1">
          <table:table-cell table:number-columns-repeated="2" office:value-type="string" calcext:value-type="string">
            <text:p>Singapore</text:p>
          </table:table-cell>
          <table:table-cell office:value-type="float" office:value="1.29" calcext:value-type="float">
            <text:p>1,29</text:p>
          </table:table-cell>
          <table:table-cell office:value-type="float" office:value="103.85" calcext:value-type="float">
            <text:p>103,85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float" office:value="37.57" calcext:value-type="float">
            <text:p>37,57</text:p>
          </table:table-cell>
          <table:table-cell office:value-type="float" office:value="126.98" calcext:value-type="float">
            <text:p>126,98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Colombo</text:p>
          </table:table-cell>
          <table:table-cell office:value-type="float" office:value="6.93" calcext:value-type="float">
            <text:p>6,93</text:p>
          </table:table-cell>
          <table:table-cell office:value-type="float" office:value="79.85" calcext:value-type="float">
            <text:p>79,85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Damascus</text:p>
          </table:table-cell>
          <table:table-cell office:value-type="float" office:value="33.51" calcext:value-type="float">
            <text:p>33,51</text:p>
          </table:table-cell>
          <table:table-cell office:value-type="float" office:value="36.29" calcext:value-type="float">
            <text:p>36,2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office:value-type="float" office:value="25.05" calcext:value-type="float">
            <text:p>25,05</text:p>
          </table:table-cell>
          <table:table-cell office:value-type="float" office:value="121.53" calcext:value-type="float">
            <text:p>121,53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Dushanbe</text:p>
          </table:table-cell>
          <table:table-cell office:value-type="float" office:value="38.54" calcext:value-type="float">
            <text:p>38,54</text:p>
          </table:table-cell>
          <table:table-cell office:value-type="float" office:value="68.78" calcext:value-type="float">
            <text:p>68,7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float" office:value="13.75" calcext:value-type="float">
            <text:p>13,75</text:p>
          </table:table-cell>
          <table:table-cell office:value-type="float" office:value="100.5" calcext:value-type="float">
            <text:p>100,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ara</text:p>
          </table:table-cell>
          <table:table-cell office:value-type="float" office:value="39.92" calcext:value-type="float">
            <text:p>39,92</text:p>
          </table:table-cell>
          <table:table-cell office:value-type="float" office:value="32.85" calcext:value-type="float">
            <text:p>32,85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shkhabad</text:p>
          </table:table-cell>
          <table:table-cell office:value-type="float" office:value="37.95" calcext:value-type="float">
            <text:p>37,95</text:p>
          </table:table-cell>
          <table:table-cell office:value-type="float" office:value="58.38" calcext:value-type="float">
            <text:p>58,38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bu Dhabi</text:p>
          </table:table-cell>
          <table:table-cell office:value-type="float" office:value="24.47" calcext:value-type="float">
            <text:p>24,47</text:p>
          </table:table-cell>
          <table:table-cell office:value-type="float" office:value="54.37" calcext:value-type="float">
            <text:p>54,3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Tashkent</text:p>
          </table:table-cell>
          <table:table-cell office:value-type="float" office:value="41.26" calcext:value-type="float">
            <text:p>41,26</text:p>
          </table:table-cell>
          <table:table-cell office:value-type="float" office:value="69.22" calcext:value-type="float">
            <text:p>69,22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Hanoi</text:p>
          </table:table-cell>
          <table:table-cell office:value-type="float" office:value="21.02" calcext:value-type="float">
            <text:p>21,02</text:p>
          </table:table-cell>
          <table:table-cell office:value-type="float" office:value="105.84" calcext:value-type="float">
            <text:p>105,84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Sanaa</text:p>
          </table:table-cell>
          <table:table-cell office:value-type="float" office:value="15.35" calcext:value-type="float">
            <text:p>15,35</text:p>
          </table:table-cell>
          <table:table-cell office:value-type="float" office:value="44.21" calcext:value-type="float">
            <text:p>44,21</text:p>
          </table:table-cell>
        </table:table-row>
      </table:table>
      <table:table table:name="Europa" table:style-name="ta1"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Tirana</text:p>
          </table:table-cell>
          <table:table-cell office:value-type="float" office:value="41.33" calcext:value-type="float">
            <text:p>41,33</text:p>
          </table:table-cell>
          <table:table-cell office:value-type="float" office:value="19.82" calcext:value-type="float">
            <text:p>19,82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float" office:value="42.51" calcext:value-type="float">
            <text:p>42,51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Vienna</text:p>
          </table:table-cell>
          <table:table-cell office:value-type="float" office:value="48.21" calcext:value-type="float">
            <text:p>48,21</text:p>
          </table:table-cell>
          <table:table-cell office:value-type="float" office:value="16.37" calcext:value-type="float">
            <text:p>16,37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Minsk</text:p>
          </table:table-cell>
          <table:table-cell office:value-type="float" office:value="53.9" calcext:value-type="float">
            <text:p>53,9</text:p>
          </table:table-cell>
          <table:table-cell office:value-type="float" office:value="27.57" calcext:value-type="float">
            <text:p>27,5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russels</text:p>
          </table:table-cell>
          <table:table-cell office:value-type="float" office:value="50.85" calcext:value-type="float">
            <text:p>50,85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Sarajevo</text:p>
          </table:table-cell>
          <table:table-cell office:value-type="float" office:value="43.85" calcext:value-type="float">
            <text:p>43,85</text:p>
          </table:table-cell>
          <table:table-cell office:value-type="float" office:value="18.36" calcext:value-type="float">
            <text:p>18,3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float" office:value="42.7" calcext:value-type="float">
            <text:p>42,7</text:p>
          </table:table-cell>
          <table:table-cell office:value-type="float" office:value="23.32" calcext:value-type="float">
            <text:p>23,3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Zagreb</text:p>
          </table:table-cell>
          <table:table-cell office:value-type="float" office:value="45.81" calcext:value-type="float">
            <text:p>45,81</text:p>
          </table:table-cell>
          <table:table-cell office:value-type="float" office:value="15.98" calcext:value-type="float">
            <text:p>15,9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Nicosia</text:p>
          </table:table-cell>
          <table:table-cell office:value-type="float" office:value="35.17" calcext:value-type="float">
            <text:p>35,17</text:p>
          </table:table-cell>
          <table:table-cell office:value-type="float" office:value="33.37" calcext:value-type="float">
            <text:p>33,37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float" office:value="50.09" calcext:value-type="float">
            <text:p>50,09</text:p>
          </table:table-cell>
          <table:table-cell office:value-type="float" office:value="14.42" calcext:value-type="float">
            <text:p>14,4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float" office:value="55.68" calcext:value-type="float">
            <text:p>55,68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office:value-type="float" office:value="59.44" calcext:value-type="float">
            <text:p>59,44</text:p>
          </table:table-cell>
          <table:table-cell office:value-type="float" office:value="24.75" calcext:value-type="float">
            <text:p>24,75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Tórshavn</text:p>
          </table:table-cell>
          <table:table-cell office:value-type="float" office:value="62.01" calcext:value-type="float">
            <text:p>62,01</text:p>
          </table:table-cell>
          <table:table-cell office:value-type="float" office:value="-6.77" calcext:value-type="float">
            <text:p>-6,7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float" office:value="60.17" calcext:value-type="float">
            <text:p>60,17</text:p>
          </table:table-cell>
          <table:table-cell office:value-type="float" office:value="24.94" calcext:value-type="float">
            <text:p>24,9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float" office:value="48.85" calcext:value-type="float">
            <text:p>48,8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float" office:value="52.52" calcext:value-type="float">
            <text:p>52,52</text:p>
          </table:table-cell>
          <table:table-cell office:value-type="float" office:value="13.41" calcext:value-type="float">
            <text:p>13,41</text:p>
          </table:table-cell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float" office:value="36.14" calcext:value-type="float">
            <text:p>36,14</text:p>
          </table:table-cell>
          <table:table-cell office:value-type="float" office:value="-5.35" calcext:value-type="float">
            <text:p>-5,3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office:value-type="float" office:value="37.98" calcext:value-type="float">
            <text:p>37,98</text:p>
          </table:table-cell>
          <table:table-cell office:value-type="float" office:value="23.72" calcext:value-type="float">
            <text:p>23,72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St Peter Port</text:p>
          </table:table-cell>
          <table:table-cell office:value-type="float" office:value="49.46" calcext:value-type="float">
            <text:p>49,46</text:p>
          </table:table-cell>
          <table:table-cell office:value-type="float" office:value="-2.54" calcext:value-type="float">
            <text:p>-2,5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float" office:value="47.5" calcext:value-type="float">
            <text:p>47,5</text:p>
          </table:table-cell>
          <table:table-cell office:value-type="float" office:value="19.04" calcext:value-type="float">
            <text:p>19,0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Reykjavík</text:p>
          </table:table-cell>
          <table:table-cell office:value-type="float" office:value="64.14" calcext:value-type="float">
            <text:p>64,14</text:p>
          </table:table-cell>
          <table:table-cell office:value-type="float" office:value="-21.9" calcext:value-type="float">
            <text:p>-21,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float" office:value="53.33" calcext:value-type="float">
            <text:p>53,33</text:p>
          </table:table-cell>
          <table:table-cell office:value-type="float" office:value="-6.25" calcext:value-type="float">
            <text:p>-6,25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Douglas</text:p>
          </table:table-cell>
          <table:table-cell office:value-type="float" office:value="54.15" calcext:value-type="float">
            <text:p>54,15</text:p>
          </table:table-cell>
          <table:table-cell office:value-type="float" office:value="-4.48" calcext:value-type="float">
            <text:p>-4,4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float" office:value="41.89" calcext:value-type="float">
            <text:p>41,89</text:p>
          </table:table-cell>
          <table:table-cell office:value-type="float" office:value="12.48" calcext:value-type="float">
            <text:p>12,48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Saint Helier</text:p>
          </table:table-cell>
          <table:table-cell office:value-type="float" office:value="49.19" calcext:value-type="float">
            <text:p>49,19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Pristina</text:p>
          </table:table-cell>
          <table:table-cell office:value-type="float" office:value="42.67" calcext:value-type="float">
            <text:p>42,67</text:p>
          </table:table-cell>
          <table:table-cell office:value-type="float" office:value="21.17" calcext:value-type="float">
            <text:p>21,17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office:value-type="float" office:value="56.95" calcext:value-type="float">
            <text:p>56,95</text:p>
          </table:table-cell>
          <table:table-cell office:value-type="float" office:value="24.11" calcext:value-type="float">
            <text:p>24,11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office:value-type="float" office:value="47.14" calcext:value-type="float">
            <text:p>47,14</text:p>
          </table:table-cell>
          <table:table-cell office:value-type="float" office:value="9.52" calcext:value-type="float">
            <text:p>9,52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Vilnius</text:p>
          </table:table-cell>
          <table:table-cell office:value-type="float" office:value="54.69" calcext:value-type="float">
            <text:p>54,69</text:p>
          </table:table-cell>
          <table:table-cell office:value-type="float" office:value="25.28" calcext:value-type="float">
            <text:p>25,28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49.61" calcext:value-type="float">
            <text:p>49,61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Skopje</text:p>
          </table:table-cell>
          <table:table-cell office:value-type="float" office:value="42" calcext:value-type="float">
            <text:p>42</text:p>
          </table:table-cell>
          <table:table-cell office:value-type="float" office:value="21.43" calcext:value-type="float">
            <text:p>21,43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office:value-type="float" office:value="35.9" calcext:value-type="float">
            <text:p>35,9</text:p>
          </table:table-cell>
          <table:table-cell office:value-type="float" office:value="14.51" calcext:value-type="float">
            <text:p>14,51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Chişinău</text:p>
          </table:table-cell>
          <table:table-cell office:value-type="float" office:value="47.01" calcext:value-type="float">
            <text:p>47,01</text:p>
          </table:table-cell>
          <table:table-cell office:value-type="float" office:value="28.86" calcext:value-type="float">
            <text:p>28,86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43.73" calcext:value-type="float">
            <text:p>43,73</text:p>
          </table:table-cell>
          <table:table-cell office:value-type="float" office:value="7.42" calcext:value-type="float">
            <text:p>7,42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office:value-type="float" office:value="42.44" calcext:value-type="float">
            <text:p>42,44</text:p>
          </table:table-cell>
          <table:table-cell office:value-type="float" office:value="19.26" calcext:value-type="float">
            <text:p>19,26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Amsterdam</text:p>
          </table:table-cell>
          <table:table-cell office:value-type="float" office:value="52.37" calcext:value-type="float">
            <text:p>52,37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float" office:value="59.91" calcext:value-type="float">
            <text:p>59,91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office:value-type="float" office:value="52.23" calcext:value-type="float">
            <text:p>52,23</text:p>
          </table:table-cell>
          <table:table-cell office:value-type="float" office:value="21.01" calcext:value-type="float">
            <text:p>21,0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float" office:value="38.72" calcext:value-type="float">
            <text:p>38,72</text:p>
          </table:table-cell>
          <table:table-cell office:value-type="float" office:value="-9.13" calcext:value-type="float">
            <text:p>-9,1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float" office:value="44.43" calcext:value-type="float">
            <text:p>44,43</text:p>
          </table:table-cell>
          <table:table-cell office:value-type="float" office:value="26.11" calcext:value-type="float">
            <text:p>26,1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float" office:value="55.75" calcext:value-type="float">
            <text:p>55,75</text:p>
          </table:table-cell>
          <table:table-cell office:value-type="float" office:value="37.62" calcext:value-type="float">
            <text:p>37,62</text:p>
          </table:table-cell>
        </table:table-row>
        <table:table-row table:style-name="ro1">
          <table:table-cell table:number-columns-repeated="2" office:value-type="string" calcext:value-type="string">
            <text:p>San Marino</text:p>
          </table:table-cell>
          <table:table-cell office:value-type="float" office:value="43.94" calcext:value-type="float">
            <text:p>43,94</text:p>
          </table:table-cell>
          <table:table-cell office:value-type="float" office:value="12.45" calcext:value-type="float">
            <text:p>12,4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float" office:value="44.8" calcext:value-type="float">
            <text:p>44,8</text:p>
          </table:table-cell>
          <table:table-cell office:value-type="float" office:value="20.47" calcext:value-type="float">
            <text:p>20,47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float" office:value="48.15" calcext:value-type="float">
            <text:p>48,15</text:p>
          </table:table-cell>
          <table:table-cell office:value-type="float" office:value="17.11" calcext:value-type="float">
            <text:p>17,1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Ljubljana</text:p>
          </table:table-cell>
          <table:table-cell office:value-type="float" office:value="46.05" calcext:value-type="float">
            <text:p>46,05</text:p>
          </table:table-cell>
          <table:table-cell office:value-type="float" office:value="14.51" calcext:value-type="float">
            <text:p>14,5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float" office:value="40.42" calcext:value-type="float">
            <text:p>40,42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Longyearbyen</text:p>
          </table:table-cell>
          <table:table-cell office:value-type="float" office:value="78.22" calcext:value-type="float">
            <text:p>78,22</text:p>
          </table:table-cell>
          <table:table-cell office:value-type="float" office:value="15.64" calcext:value-type="float">
            <text:p>15,6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float" office:value="59.33" calcext:value-type="float">
            <text:p>59,33</text:p>
          </table:table-cell>
          <table:table-cell office:value-type="float" office:value="18.06" calcext:value-type="float">
            <text:p>18,0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Berne</text:p>
          </table:table-cell>
          <table:table-cell office:value-type="float" office:value="46.95" calcext:value-type="float">
            <text:p>46,95</text:p>
          </table:table-cell>
          <table:table-cell office:value-type="float" office:value="7.45" calcext:value-type="float">
            <text:p>7,45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Kiev</text:p>
          </table:table-cell>
          <table:table-cell office:value-type="float" office:value="50.45" calcext:value-type="float">
            <text:p>50,45</text:p>
          </table:table-cell>
          <table:table-cell office:value-type="float" office:value="30.52" calcext:value-type="float">
            <text:p>30,5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3" calcext:value-type="float">
            <text:p>-0,13</text:p>
          </table:table-cell>
        </table:table-row>
        <table:table-row table:style-name="ro1">
          <table:table-cell table:number-columns-repeated="2" office:value-type="string" calcext:value-type="string">
            <text:p>Vatican</text:p>
          </table:table-cell>
          <table:table-cell office:value-type="float" office:value="41.9" calcext:value-type="float">
            <text:p>41,9</text:p>
          </table:table-cell>
          <table:table-cell office:value-type="float" office:value="12.45" calcext:value-type="float">
            <text:p>12,45</text:p>
          </table:table-cell>
        </table:table-row>
      </table:table>
      <table:table table:name="Oceania" table:style-name="ta1">
        <table:table-column table:style-name="co7" table:default-cell-style-name="ce2"/>
        <table:table-column table:style-name="co2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Pago Pago</text:p>
          </table:table-cell>
          <table:table-cell office:value-type="float" office:value="-14.28" calcext:value-type="float">
            <text:p>-14,28</text:p>
          </table:table-cell>
          <table:table-cell office:value-type="float" office:value="-170.7" calcext:value-type="float">
            <text:p>-170,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float" office:value="-35.28" calcext:value-type="float">
            <text:p>-35,28</text:p>
          </table:table-cell>
          <table:table-cell office:value-type="float" office:value="149.13" calcext:value-type="float">
            <text:p>149,13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Avarua</text:p>
          </table:table-cell>
          <table:table-cell office:value-type="float" office:value="-21.21" calcext:value-type="float">
            <text:p>-21,21</text:p>
          </table:table-cell>
          <table:table-cell office:value-type="float" office:value="-159.78" calcext:value-type="float">
            <text:p>-159,78</text:p>
          </table:table-cell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Dili</text:p>
          </table:table-cell>
          <table:table-cell office:value-type="float" office:value="-8.56" calcext:value-type="float">
            <text:p>-8,56</text:p>
          </table:table-cell>
          <table:table-cell office:value-type="float" office:value="125.57" calcext:value-type="float">
            <text:p>125,57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Suva</text:p>
          </table:table-cell>
          <table:table-cell office:value-type="float" office:value="-18.14" calcext:value-type="float">
            <text:p>-18,14</text:p>
          </table:table-cell>
          <table:table-cell office:value-type="float" office:value="178.44" calcext:value-type="float">
            <text:p>178,44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apeete</text:p>
          </table:table-cell>
          <table:table-cell office:value-type="float" office:value="-17.53" calcext:value-type="float">
            <text:p>-17,53</text:p>
          </table:table-cell>
          <table:table-cell office:value-type="float" office:value="-149.57" calcext:value-type="float">
            <text:p>-149,57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Hagåtña</text:p>
          </table:table-cell>
          <table:table-cell office:value-type="float" office:value="13.48" calcext:value-type="float">
            <text:p>13,48</text:p>
          </table:table-cell>
          <table:table-cell office:value-type="float" office:value="144.75" calcext:value-type="float">
            <text:p>144,75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South Tarawa</text:p>
          </table:table-cell>
          <table:table-cell office:value-type="float" office:value="1.33" calcext:value-type="float">
            <text:p>1,33</text:p>
          </table:table-cell>
          <table:table-cell office:value-type="float" office:value="172.98" calcext:value-type="float">
            <text:p>172,98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ajuro</text:p>
          </table:table-cell>
          <table:table-cell office:value-type="float" office:value="7.09" calcext:value-type="float">
            <text:p>7,09</text:p>
          </table:table-cell>
          <table:table-cell office:value-type="float" office:value="171.38" calcext:value-type="float">
            <text:p>171,38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Palikir</text:p>
          </table:table-cell>
          <table:table-cell office:value-type="float" office:value="6.92" calcext:value-type="float">
            <text:p>6,92</text:p>
          </table:table-cell>
          <table:table-cell office:value-type="float" office:value="158.16" calcext:value-type="float">
            <text:p>158,16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Yaren</text:p>
          </table:table-cell>
          <table:table-cell office:value-type="float" office:value="166.93" calcext:value-type="float">
            <text:p>166,93</text:p>
          </table:table-cell>
          <table:table-cell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oumea</text:p>
          </table:table-cell>
          <table:table-cell office:value-type="float" office:value="-22.28" calcext:value-type="float">
            <text:p>-22,28</text:p>
          </table:table-cell>
          <table:table-cell office:value-type="float" office:value="166.46" calcext:value-type="float">
            <text:p>166,4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Wellington</text:p>
          </table:table-cell>
          <table:table-cell office:value-type="float" office:value="-41.29" calcext:value-type="float">
            <text:p>-41,29</text:p>
          </table:table-cell>
          <table:table-cell office:value-type="float" office:value="174.78" calcext:value-type="float">
            <text:p>174,78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Alofi</text:p>
          </table:table-cell>
          <table:table-cell office:value-type="float" office:value="-19.06" calcext:value-type="float">
            <text:p>-19,06</text:p>
          </table:table-cell>
          <table:table-cell office:value-type="float" office:value="-169.92" calcext:value-type="float">
            <text:p>-169,92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Kingston</text:p>
          </table:table-cell>
          <table:table-cell office:value-type="float" office:value="-29.05" calcext:value-type="float">
            <text:p>-29,05</text:p>
          </table:table-cell>
          <table:table-cell office:value-type="float" office:value="167.97" calcext:value-type="float">
            <text:p>167,97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Saipan</text:p>
          </table:table-cell>
          <table:table-cell office:value-type="float" office:value="15.21" calcext:value-type="float">
            <text:p>15,21</text:p>
          </table:table-cell>
          <table:table-cell office:value-type="float" office:value="145.75" calcext:value-type="float">
            <text:p>145,75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Melekeok</text:p>
          </table:table-cell>
          <table:table-cell office:value-type="float" office:value="7.5" calcext:value-type="float">
            <text:p>7,5</text:p>
          </table:table-cell>
          <table:table-cell office:value-type="float" office:value="134.62" calcext:value-type="float">
            <text:p>134,62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ort Moresby</text:p>
          </table:table-cell>
          <table:table-cell office:value-type="float" office:value="-9.44" calcext:value-type="float">
            <text:p>-9,44</text:p>
          </table:table-cell>
          <table:table-cell office:value-type="float" office:value="147.18" calcext:value-type="float">
            <text:p>147,18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Adamstown</text:p>
          </table:table-cell>
          <table:table-cell office:value-type="float" office:value="-25.07" calcext:value-type="float">
            <text:p>-25,07</text:p>
          </table:table-cell>
          <table:table-cell office:value-type="float" office:value="-130.1" calcext:value-type="float">
            <text:p>-130,1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float" office:value="-13.83" calcext:value-type="float">
            <text:p>-13,83</text:p>
          </table:table-cell>
          <table:table-cell office:value-type="float" office:value="-171.77" calcext:value-type="float">
            <text:p>-171,77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Honiara</text:p>
          </table:table-cell>
          <table:table-cell office:value-type="float" office:value="-9.43" calcext:value-type="float">
            <text:p>-9,43</text:p>
          </table:table-cell>
          <table:table-cell office:value-type="float" office:value="159.95" calcext:value-type="float">
            <text:p>159,95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Nukunonu</text:p>
          </table:table-cell>
          <table:table-cell office:value-type="float" office:value="-171.85" calcext:value-type="float">
            <text:p>-171,85</text:p>
          </table:table-cell>
          <table:table-cell office:value-type="float" office:value="-9.2" calcext:value-type="float">
            <text:p>-9,2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Nuku'alofa</text:p>
          </table:table-cell>
          <table:table-cell office:value-type="float" office:value="-21.13" calcext:value-type="float">
            <text:p>-21,13</text:p>
          </table:table-cell>
          <table:table-cell office:value-type="float" office:value="-175.2" calcext:value-type="float">
            <text:p>-175,2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Funafuti</text:p>
          </table:table-cell>
          <table:table-cell office:value-type="float" office:value="-8.52" calcext:value-type="float">
            <text:p>-8,52</text:p>
          </table:table-cell>
          <table:table-cell office:value-type="float" office:value="179.19" calcext:value-type="float">
            <text:p>179,19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Port Vila</text:p>
          </table:table-cell>
          <table:table-cell office:value-type="float" office:value="-17.73" calcext:value-type="float">
            <text:p>-17,73</text:p>
          </table:table-cell>
          <table:table-cell office:value-type="float" office:value="168.32" calcext:value-type="float">
            <text:p>168,32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Mata-Utu</text:p>
          </table:table-cell>
          <table:table-cell office:value-type="float" office:value="-13.28" calcext:value-type="float">
            <text:p>-13,28</text:p>
          </table:table-cell>
          <table:table-cell office:value-type="float" office:value="-176.17" calcext:value-type="float">
            <text:p>-176,17</text:p>
          </table:table-cell>
        </table:table-row>
      </table:table>
      <table:table table:name="AmericaNorte" table:style-name="ta1">
        <table:table-column table:style-name="co8" table:default-cell-style-name="ce2"/>
        <table:table-column table:style-name="co9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The Valley</text:p>
          </table:table-cell>
          <table:table-cell office:value-type="float" office:value="18.22" calcext:value-type="float">
            <text:p>18,22</text:p>
          </table:table-cell>
          <table:table-cell office:value-type="float" office:value="-63.06" calcext:value-type="float">
            <text:p>-63,06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St. John's</text:p>
          </table:table-cell>
          <table:table-cell office:value-type="float" office:value="17.12" calcext:value-type="float">
            <text:p>17,12</text:p>
          </table:table-cell>
          <table:table-cell office:value-type="float" office:value="-61.85" calcext:value-type="float">
            <text:p>-61,85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Oranjestad</text:p>
          </table:table-cell>
          <table:table-cell office:value-type="float" office:value="12.52" calcext:value-type="float">
            <text:p>12,52</text:p>
          </table:table-cell>
          <table:table-cell office:value-type="float" office:value="-70.03" calcext:value-type="float">
            <text:p>-70,03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assau</text:p>
          </table:table-cell>
          <table:table-cell office:value-type="float" office:value="25.06" calcext:value-type="float">
            <text:p>25,06</text:p>
          </table:table-cell>
          <table:table-cell office:value-type="float" office:value="-77.34" calcext:value-type="float">
            <text:p>-77,34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office:value-type="float" office:value="13.1" calcext:value-type="float">
            <text:p>13,1</text:p>
          </table:table-cell>
          <table:table-cell office:value-type="float" office:value="-59.62" calcext:value-type="float">
            <text:p>-59,62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elmopan</text:p>
          </table:table-cell>
          <table:table-cell office:value-type="float" office:value="17.25" calcext:value-type="float">
            <text:p>17,25</text:p>
          </table:table-cell>
          <table:table-cell office:value-type="float" office:value="-88.77" calcext:value-type="float">
            <text:p>-88,77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float" office:value="32.29" calcext:value-type="float">
            <text:p>32,29</text:p>
          </table:table-cell>
          <table:table-cell office:value-type="float" office:value="-64.78" calcext:value-type="float">
            <text:p>-64,78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Road Town</text:p>
          </table:table-cell>
          <table:table-cell office:value-type="float" office:value="18.42" calcext:value-type="float">
            <text:p>18,42</text:p>
          </table:table-cell>
          <table:table-cell office:value-type="float" office:value="-64.62" calcext:value-type="float">
            <text:p>-64,6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Ottawa</text:p>
          </table:table-cell>
          <table:table-cell office:value-type="float" office:value="45.41" calcext:value-type="float">
            <text:p>45,41</text:p>
          </table:table-cell>
          <table:table-cell office:value-type="float" office:value="-75.7" calcext:value-type="float">
            <text:p>-75,7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George Town</text:p>
          </table:table-cell>
          <table:table-cell office:value-type="float" office:value="19.29" calcext:value-type="float">
            <text:p>19,29</text:p>
          </table:table-cell>
          <table:table-cell office:value-type="float" office:value="-81.37" calcext:value-type="float">
            <text:p>-81,3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é</text:p>
          </table:table-cell>
          <table:table-cell office:value-type="float" office:value="9.93" calcext:value-type="float">
            <text:p>9,93</text:p>
          </table:table-cell>
          <table:table-cell office:value-type="float" office:value="-84.08" calcext:value-type="float">
            <text:p>-84,0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Havana</text:p>
          </table:table-cell>
          <table:table-cell office:value-type="float" office:value="23.13" calcext:value-type="float">
            <text:p>23,13</text:p>
          </table:table-cell>
          <table:table-cell office:value-type="float" office:value="-82.38" calcext:value-type="float">
            <text:p>-82,38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Roseau</text:p>
          </table:table-cell>
          <table:table-cell office:value-type="float" office:value="15.3" calcext:value-type="float">
            <text:p>15,3</text:p>
          </table:table-cell>
          <table:table-cell office:value-type="float" office:value="-61.39" calcext:value-type="float">
            <text:p>-61,3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Santo Domingo</text:p>
          </table:table-cell>
          <table:table-cell office:value-type="float" office:value="18.5" calcext:value-type="float">
            <text:p>18,5</text:p>
          </table:table-cell>
          <table:table-cell office:value-type="float" office:value="-69.99" calcext:value-type="float">
            <text:p>-69,9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float" office:value="13.69" calcext:value-type="float">
            <text:p>13,69</text:p>
          </table:table-cell>
          <table:table-cell office:value-type="float" office:value="-89.19" calcext:value-type="float">
            <text:p>-89,19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Nuuk (Godthåb)</text:p>
          </table:table-cell>
          <table:table-cell office:value-type="float" office:value="64.18" calcext:value-type="float">
            <text:p>64,18</text:p>
          </table:table-cell>
          <table:table-cell office:value-type="float" office:value="-51.72" calcext:value-type="float">
            <text:p>-51,7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St. George's</text:p>
          </table:table-cell>
          <table:table-cell office:value-type="float" office:value="12.06" calcext:value-type="float">
            <text:p>12,06</text:p>
          </table:table-cell>
          <table:table-cell office:value-type="float" office:value="-61.75" calcext:value-type="float">
            <text:p>-61,75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Basse-Terre</text:p>
          </table:table-cell>
          <table:table-cell office:value-type="float" office:value="16" calcext:value-type="float">
            <text:p>16</text:p>
          </table:table-cell>
          <table:table-cell office:value-type="float" office:value="-61.73" calcext:value-type="float">
            <text:p>-61,7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New Guatemala</text:p>
          </table:table-cell>
          <table:table-cell office:value-type="float" office:value="14.64" calcext:value-type="float">
            <text:p>14,64</text:p>
          </table:table-cell>
          <table:table-cell office:value-type="float" office:value="-90.51" calcext:value-type="float">
            <text:p>-90,5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Port-au-Prince</text:p>
          </table:table-cell>
          <table:table-cell office:value-type="float" office:value="18.54" calcext:value-type="float">
            <text:p>18,54</text:p>
          </table:table-cell>
          <table:table-cell office:value-type="float" office:value="-72.34" calcext:value-type="float">
            <text:p>-72,3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float" office:value="14.08" calcext:value-type="float">
            <text:p>14,08</text:p>
          </table:table-cell>
          <table:table-cell office:value-type="float" office:value="-87.21" calcext:value-type="float">
            <text:p>-87,2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float" office:value="18" calcext:value-type="float">
            <text:p>18</text:p>
          </table:table-cell>
          <table:table-cell office:value-type="float" office:value="-76.79" calcext:value-type="float">
            <text:p>-76,79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Fort-de-France</text:p>
          </table:table-cell>
          <table:table-cell office:value-type="float" office:value="14.61" calcext:value-type="float">
            <text:p>14,61</text:p>
          </table:table-cell>
          <table:table-cell office:value-type="float" office:value="-61.07" calcext:value-type="float">
            <text:p>-61,0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float" office:value="19.43" calcext:value-type="float">
            <text:p>19,43</text:p>
          </table:table-cell>
          <table:table-cell office:value-type="float" office:value="-99.13" calcext:value-type="float">
            <text:p>-99,13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Plymouth</text:p>
          </table:table-cell>
          <table:table-cell office:value-type="float" office:value="16.71" calcext:value-type="float">
            <text:p>16,71</text:p>
          </table:table-cell>
          <table:table-cell office:value-type="float" office:value="-62.21" calcext:value-type="float">
            <text:p>-62,21</text:p>
          </table:table-cell>
        </table:table-row>
        <table:table-row table:style-name="ro1">
          <table:table-cell office:value-type="string" calcext:value-type="string">
            <text:p>Netherlands Antilles</text:p>
          </table:table-cell>
          <table:table-cell office:value-type="string" calcext:value-type="string">
            <text:p>Willemstad</text:p>
          </table:table-cell>
          <table:table-cell office:value-type="float" office:value="-68.92" calcext:value-type="float">
            <text:p>-68,92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float" office:value="12.13" calcext:value-type="float">
            <text:p>12,13</text:p>
          </table:table-cell>
          <table:table-cell office:value-type="float" office:value="-86.25" calcext:value-type="float">
            <text:p>-86,2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ama City</text:p>
          </table:table-cell>
          <table:table-cell office:value-type="float" office:value="8.99" calcext:value-type="float">
            <text:p>8,99</text:p>
          </table:table-cell>
          <table:table-cell office:value-type="float" office:value="-79.52" calcext:value-type="float">
            <text:p>-79,52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San Juan</text:p>
          </table:table-cell>
          <table:table-cell office:value-type="float" office:value="18.47" calcext:value-type="float">
            <text:p>18,47</text:p>
          </table:table-cell>
          <table:table-cell office:value-type="float" office:value="-66.11" calcext:value-type="float">
            <text:p>-66,11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Gustavia</text:p>
          </table:table-cell>
          <table:table-cell office:value-type="float" office:value="17.9" calcext:value-type="float">
            <text:p>17,9</text:p>
          </table:table-cell>
          <table:table-cell office:value-type="float" office:value="-62.85" calcext:value-type="float">
            <text:p>-62,85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Basseterre</text:p>
          </table:table-cell>
          <table:table-cell office:value-type="float" office:value="17.29" calcext:value-type="float">
            <text:p>17,29</text:p>
          </table:table-cell>
          <table:table-cell office:value-type="float" office:value="-62.73" calcext:value-type="float">
            <text:p>-62,73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Castries</text:p>
          </table:table-cell>
          <table:table-cell office:value-type="float" office:value="14" calcext:value-type="float">
            <text:p>14</text:p>
          </table:table-cell>
          <table:table-cell office:value-type="float" office:value="-61.01" calcext:value-type="float">
            <text:p>-61,01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string" calcext:value-type="string">
            <text:p>Marigot</text:p>
          </table:table-cell>
          <table:table-cell office:value-type="float" office:value="18.07" calcext:value-type="float">
            <text:p>18,07</text:p>
          </table:table-cell>
          <table:table-cell office:value-type="float" office:value="-63.08" calcext:value-type="float">
            <text:p>-63,08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</text:p>
          </table:table-cell>
          <table:table-cell office:value-type="float" office:value="46.78" calcext:value-type="float">
            <text:p>46,78</text:p>
          </table:table-cell>
          <table:table-cell office:value-type="float" office:value="-56.17" calcext:value-type="float">
            <text:p>-56,17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Kingstown</text:p>
          </table:table-cell>
          <table:table-cell office:value-type="float" office:value="13.16" calcext:value-type="float">
            <text:p>13,16</text:p>
          </table:table-cell>
          <table:table-cell office:value-type="float" office:value="-61.22" calcext:value-type="float">
            <text:p>-61,22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Port of Spain</text:p>
          </table:table-cell>
          <table:table-cell office:value-type="float" office:value="10.67" calcext:value-type="float">
            <text:p>10,67</text:p>
          </table:table-cell>
          <table:table-cell office:value-type="float" office:value="-61.52" calcext:value-type="float">
            <text:p>-61,52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Cockburn Town</text:p>
          </table:table-cell>
          <table:table-cell office:value-type="float" office:value="21.46" calcext:value-type="float">
            <text:p>21,46</text:p>
          </table:table-cell>
          <table:table-cell office:value-type="float" office:value="-71.14" calcext:value-type="float">
            <text:p>-71,14</text:p>
          </table:table-cell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string" calcext:value-type="string">
            <text:p>Charlotte Amalie</text:p>
          </table:table-cell>
          <table:table-cell office:value-type="float" office:value="18.34" calcext:value-type="float">
            <text:p>18,34</text:p>
          </table:table-cell>
          <table:table-cell office:value-type="float" office:value="-64.93" calcext:value-type="float">
            <text:p>-64,9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Washington</text:p>
          </table:table-cell>
          <table:table-cell office:value-type="float" office:value="38.9" calcext:value-type="float">
            <text:p>38,9</text:p>
          </table:table-cell>
          <table:table-cell office:value-type="float" office:value="-77.04" calcext:value-type="float">
            <text:p>-77,04</text:p>
          </table:table-cell>
        </table:table-row>
      </table:table>
      <table:table table:name="AmericaSur" table:style-name="ta1">
        <table:table-column table:style-name="co10" table:default-cell-style-name="ce2"/>
        <table:table-column table:style-name="co2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float" office:value="-34.61" calcext:value-type="float">
            <text:p>-34,61</text:p>
          </table:table-cell>
          <table:table-cell office:value-type="float" office:value="-58.38" calcext:value-type="float">
            <text:p>-58,38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Sucre</text:p>
          </table:table-cell>
          <table:table-cell office:value-type="float" office:value="-19.03" calcext:value-type="float">
            <text:p>-19,03</text:p>
          </table:table-cell>
          <table:table-cell office:value-type="float" office:value="-65.26" calcext:value-type="float">
            <text:p>-65,2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sília</text:p>
          </table:table-cell>
          <table:table-cell office:value-type="float" office:value="-15.78" calcext:value-type="float">
            <text:p>-15,78</text:p>
          </table:table-cell>
          <table:table-cell office:value-type="float" office:value="-47.93" calcext:value-type="float">
            <text:p>-47,9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office:value-type="float" office:value="-33.46" calcext:value-type="float">
            <text:p>-33,46</text:p>
          </table:table-cell>
          <table:table-cell office:value-type="float" office:value="-70.65" calcext:value-type="float">
            <text:p>-70,6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Bogotá</text:p>
          </table:table-cell>
          <table:table-cell office:value-type="float" office:value="4.61" calcext:value-type="float">
            <text:p>4,61</text:p>
          </table:table-cell>
          <table:table-cell office:value-type="float" office:value="-74.08" calcext:value-type="float">
            <text:p>-74,0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float" office:value="-0.23" calcext:value-type="float">
            <text:p>-0,23</text:p>
          </table:table-cell>
          <table:table-cell office:value-type="float" office:value="-78.52" calcext:value-type="float">
            <text:p>-78,52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string" calcext:value-type="string">
            <text:p>Stanley</text:p>
          </table:table-cell>
          <table:table-cell office:value-type="float" office:value="-51.7" calcext:value-type="float">
            <text:p>-51,7</text:p>
          </table:table-cell>
          <table:table-cell office:value-type="float" office:value="-57.85" calcext:value-type="float">
            <text:p>-57,85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Cayenne</text:p>
          </table:table-cell>
          <table:table-cell office:value-type="float" office:value="4.93" calcext:value-type="float">
            <text:p>4,93</text:p>
          </table:table-cell>
          <table:table-cell office:value-type="float" office:value="-52.33" calcext:value-type="float">
            <text:p>-52,3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eorgetown</text:p>
          </table:table-cell>
          <table:table-cell office:value-type="float" office:value="6.8" calcext:value-type="float">
            <text:p>6,8</text:p>
          </table:table-cell>
          <table:table-cell office:value-type="float" office:value="-58.16" calcext:value-type="float">
            <text:p>-58,1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sunción</text:p>
          </table:table-cell>
          <table:table-cell office:value-type="float" office:value="-25.3" calcext:value-type="float">
            <text:p>-25,3</text:p>
          </table:table-cell>
          <table:table-cell office:value-type="float" office:value="-57.64" calcext:value-type="float">
            <text:p>-57,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ima</text:p>
          </table:table-cell>
          <table:table-cell office:value-type="float" office:value="-12.04" calcext:value-type="float">
            <text:p>-12,04</text:p>
          </table:table-cell>
          <table:table-cell office:value-type="float" office:value="-77.03" calcext:value-type="float">
            <text:p>-77,0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Paramaribo</text:p>
          </table:table-cell>
          <table:table-cell office:value-type="float" office:value="5.87" calcext:value-type="float">
            <text:p>5,87</text:p>
          </table:table-cell>
          <table:table-cell office:value-type="float" office:value="-55.17" calcext:value-type="float">
            <text:p>-55,1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float" office:value="-34.83" calcext:value-type="float">
            <text:p>-34,83</text:p>
          </table:table-cell>
          <table:table-cell office:value-type="float" office:value="-56.17" calcext:value-type="float">
            <text:p>-56,1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float" office:value="10.49" calcext:value-type="float">
            <text:p>10,49</text:p>
          </table:table-cell>
          <table:table-cell office:value-type="float" office:value="-66.88" calcext:value-type="float">
            <text:p>-66,88</text:p>
          </table:table-cell>
        </table:table-row>
      </table:table>
      <table:named-expressions/>
      <table:database-ranges>
        <table:database-range table:name="__Anonymous_Sheet_DB__0" table:target-range-address="Africa.A2:Africa.A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7:10:38.382915586</meta:creation-date>
    <dc:date>2016-09-20T17:47:07.766499623</dc:date>
    <meta:editing-duration>PT20M45S</meta:editing-duration>
    <meta:editing-cycles>5</meta:editing-cycles>
    <meta:generator>LibreOffice/4.2.8.2$Linux_X86_64 LibreOffice_project/420m0$Build-2</meta:generator>
    <meta:document-statistic meta:table-count="6" meta:cell-count="984" meta:object-count="0"/>
  </office:meta>
</office:document-meta>
</file>